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8.7937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1.6665in"/>
    </style:style>
    <style:style style:name="co9" style:family="table-column">
      <style:table-column-properties fo:break-before="auto" style:column-width="5.8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Teil</text:p>
          </table:table-cell>
          <table:table-cell table:style-name="ce1" office:value-type="string" calcext:value-type="string">
            <text:p>Händler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inzelpreis (N)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Gesamtpreis (N)</text:p>
          </table:table-cell>
          <table:table-cell table:style-name="ce1" office:value-type="string" calcext:value-type="string">
            <text:p>Bemerkung</text:p>
          </table:table-cell>
          <table:table-cell table:style-name="ce15" office:value-type="string" calcext:value-type="string">
            <text:p>Link</text:p>
          </table:table-cell>
        </table:table-row>
        <table:table-row table:style-name="ro1">
          <table:table-cell/>
          <table:table-cell table:style-name="ce8" office:value-type="string" calcext:value-type="string">
            <text:p>Leiterplatte</text:p>
          </table:table-cell>
          <table:table-cell table:number-columns-repeated="4"/>
          <table:table-cell table:formula="of:=[.E4]*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GNSS / GPS Development Tools Grove - GPS (Air530)</text:p>
          </table:table-cell>
          <table:table-cell office:value-type="float" office:value="12.38" calcext:value-type="float">
            <text:p>12.38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12.38" calcext:value-type="float">
            <text:p>12.38</text:p>
          </table:table-cell>
          <table:table-cell/>
          <table:table-cell office:value-type="string" calcext:value-type="string">
            <text:p><text:a xlink:href="https://www.digikey.de/de/products/detail/seeed-technology-co-ltd/109020022/12323450" xlink:type="simple">https://www.digikey.de/de/products/detail/seeed-technology-co-ltd/109020022/12323450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BME280 <text:s text:c="3"/>Temp.-/Feucht.-/Drucksensor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3.7" calcext:value-type="float">
            <text:p>3.7</text:p>
          </table:table-cell>
          <table:table-cell office:value-type="string" calcext:value-type="string">
            <text:p>Staffelpreis für 10Stk.</text:p>
          </table:table-cell>
          <table:table-cell office:value-type="string" calcext:value-type="string">
            <text:p><text:span text:style-name="T2"><text:a xlink:href="https://www.digikey.de/de/products/detail/bosch-sensortec/BME280/6136306" xlink:type="simple">https://www.digikey.de/de/products/detail/bosch-sensortec/BME280/6136306</text:a>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USB TYPE C6P-10174819-00011LF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0.26" calcext:value-type="float">
            <text:p>0.26</text:p>
          </table:table-cell>
          <table:table-cell office:value-type="string" calcext:value-type="string">
            <text:p>Staffelpreis für 10Stk.</text:p>
          </table:table-cell>
          <table:table-cell office:value-type="string" calcext:value-type="string">
            <text:p>https://www.digikey.de/de/products/detail/amphenol-cs-fci/10174819-00011LF/236281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Raspberry Zero 2W</text:p>
          </table:table-cell>
          <table:table-cell office:value-type="float" office:value="14.28" calcext:value-type="float">
            <text:p>14.28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4.28" calcext:value-type="float">
            <text:p>14.28</text:p>
          </table:table-cell>
          <table:table-cell/>
          <table:table-cell office:value-type="string" calcext:value-type="string">
            <text:p>https://www.digikey.de/de/products/detail/raspberry-pi/SC1176/15298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ZERO SPY CAMERA 120 FOR RPI ZERO</text:p>
          </table:table-cell>
          <table:table-cell office:value-type="float" office:value="14.23" calcext:value-type="float">
            <text:p>14.23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14.23" calcext:value-type="float">
            <text:p>14.23</text:p>
          </table:table-cell>
          <table:table-cell/>
          <table:table-cell office:value-type="string" calcext:value-type="string">
            <text:p>https://www.digikey.de/de/products/detail/adafruit-industries-llc/5389/16511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table:style-name="ce10" office:value-type="string" calcext:value-type="string">
            <text:p>MOSFET <text:span text:style-name="T1"><text:a xlink:href="https://www.digikey.de/de/products/detail/nextgen-components/2N7002K/14291102" xlink:type="simple">2N7002K</text:a></text:span>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0.08" calcext:value-type="float">
            <text:p>0.08</text:p>
          </table:table-cell>
          <table:table-cell office:value-type="string" calcext:value-type="string">
            <text:p>Staffelpreis für 10Stk.</text:p>
          </table:table-cell>
          <table:table-cell office:value-type="string" calcext:value-type="string">
            <text:p><text:a xlink:href="https://www.digikey.de/de/products/detail/good-ark-semiconductor/2N7002K/18667796" xlink:type="simple">https://www.digikey.de/de/products/detail/good-ark-semiconductor/2N7002K/18667796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LCPCB</text:p>
          </table:table-cell>
          <table:table-cell office:value-type="string" calcext:value-type="string">
            <text:p>Leiterplatten inkl. Versand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3.92" calcext:value-type="float">
            <text:p>3.92</text:p>
          </table:table-cell>
          <table:table-cell office:value-type="string" calcext:value-type="string">
            <text:p>Staffelpreis für 10Stk.</text:p>
          </table:table-cell>
          <table:table-cell/>
        </table:table-row>
        <table:table-row table:style-name="ro1">
          <table:table-cell table:number-columns-repeated="6"/>
          <table:table-cell table:formula="of:=[.E12]*[.F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5]*[.F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6]*[.F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unststoffplattenonline.de</text:p>
          </table:table-cell>
          <table:table-cell table:style-name="ce3" office:value-type="string" calcext:value-type="string">
            <text:p>PVC Platte weiß</text:p>
          </table:table-cell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.57" calcext:value-type="float">
            <text:p>3.57</text:p>
          </table:table-cell>
          <table:table-cell/>
          <table:table-cell office:value-type="string" calcext:value-type="string">
            <text:p><text:span text:style-name="T3"><text:a xlink:href="https://kunststoffplattenonline.de/product/pvc-hartschaumplatten-weiss-4-mm/" xlink:type="simple">https://kunststoffplattenonline.de/product/pvc-hartschaumplatten-weiss-4-mm/</text:a></text:span></text:p>
          </table:table-cell>
        </table:table-row>
        <table:table-row table:style-name="ro1">
          <table:table-cell table:number-columns-repeated="6"/>
          <table:table-cell table:style-name="ce4" table:formula="of:=[.E18]*[.F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style-name="ce7"/>
          <table:table-cell table:formula="of:=[.E19]*[.F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formula="of:=[.E20]*[.F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formula="of:=[.E21]*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2]*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3]*[.F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4]*[.F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5]*[.F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6]*[.F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7]*[.F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0]*[.F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1]*[.F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3]*[.F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4]*[.F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5]*[.F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6]*[.F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formula="of:=[.E38]*[.F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9]*[.F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0]*[.F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1]*[.F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2]*[.F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4:.G42])" office:value-type="float" office:value="52.42" calcext:value-type="float">
            <text:p>52.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5:21:32.779325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28:27.537455112</meta:creation-date>
    <meta:generator>LibreOffice/24.8.3.2$Linux_X86_64 LibreOffice_project/e14c9fdd1f585efcbb2c5363087a99d20928d522</meta:generator>
    <dc:date>2024-12-01T23:08:06.956529494</dc:date>
    <meta:editing-duration>PT5H30M21S</meta:editing-duration>
    <meta:editing-cycles>3</meta:editing-cycles>
    <meta:document-statistic meta:table-count="1" meta:cell-count="93" meta:object-count="0"/>
  </office:meta>
</office:document-meta>
</file>